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6000000AA455902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14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15" style:family="graphic" style:list-style-name="L5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16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17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8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9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0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1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2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3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4" style:family="graphic" style:list-style-name="L7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25" style:family="graphic" style:list-style-name="L7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26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27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28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29" style:family="graphic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30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1" style:family="graphic" style:list-style-name="L5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32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3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4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5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6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7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8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9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0" style:family="graphic" style:list-style-name="L7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41" style:family="graphic" style:list-style-name="L7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42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3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4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5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6" style:family="graphic" style:list-style-name="L7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47" style:family="graphic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48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49" style:family="graphic" style:list-style-name="L5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50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1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2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3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4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5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6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7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8" style:family="graphic" style:list-style-name="L7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59" style:family="graphic" style:list-style-name="L7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60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1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2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3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4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5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6" style:family="graphic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67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68" style:family="graphic" style:list-style-name="L5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69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0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1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2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3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4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5" style:family="graphic" style:list-style-name="L1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6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7" style:family="graphic" style:list-style-name="L7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78" style:family="graphic" style:list-style-name="L7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79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0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1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2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3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4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5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6" style:family="graphic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87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88" style:family="graphic" style:list-style-name="L5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89" style:family="graphic" style:list-style-name="L5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0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1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2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3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4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5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6" style:family="graphic" style:list-style-name="L1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7" style:family="graphic" style:list-style-name="L7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98" style:family="graphic" style:list-style-name="L7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99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0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1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2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3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4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5" style:family="graphic" style:list-style-name="L7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6" style:family="graphic" style:list-style-name="L7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cm" svg:stroke-color="#3465a4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1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_5f_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style:paragraph-properties fo:margin-top="0cm" fo:margin-bottom="0cm" fo:line-height="100%" fo:text-align="end"/>
      <style:text-properties fo:font-size="18pt"/>
    </style:style>
    <style:style style:name="P14" style:family="paragraph">
      <style:paragraph-properties fo:margin-top="0cm" fo:margin-bottom="0cm"/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4cm" svg:height="1.798cm" svg:x="3.099cm" svg:y="15.199cm">
          <text:p text:style-name="P1"><text:span text:style-name="T1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588cm" svg:height="5.405cm" svg:x="1.905cm" svg:y="5.918cm">
          <text:p><text:span text:style-name="T2">Umsetzung einer Trackingsoftware</text:span></text:p>
          <text:p><text:span text:style-name="T2">am Beispiel eines</text:span></text:p>
          <text:p text:style-name="P1"><text:span text:style-name="T3">Microsoft Kinect</text:span><text:span text:style-name="T2"> - Kamerasen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079cm" svg:x="1.27cm" svg:y="4.445cm">
          <text:list text:style-name="L3">
            <text:list-item>
              <text:p text:style-name="P3"><text:span text:style-name="T5">Aufgabenstellung</text:span></text:p>
            </text:list-item>
            <text:list-item>
              <text:p text:style-name="P3"><text:span text:style-name="T5">Konzept</text:span></text:p>
            </text:list-item>
            <text:list-item>
              <text:p text:style-name="P3"><text:span text:style-name="T5">Durchführung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Kinect</text:span></text:p>
                </text:list-item>
                <text:list-item>
                  <text:p text:style-name="P3"><text:span text:style-name="T6">FaceVACS</text:span></text:p>
                </text:list-item>
                <text:list-item>
                  <text:p text:style-name="P3"><text:span text:style-name="T6">Zustandsmodell u. MVC</text:span></text:p>
                </text:list-item>
              </text:list>
            </text:list-item>
            <text:list-item>
              <text:p text:style-name="P3"><text:span text:style-name="T5">Schwierigkeiten</text:span></text:p>
            </text:list-item>
            <text:list-item>
              <text:p text:style-name="P3"><text:span text:style-name="T5">Faz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Aufgabenstell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3">
            <text:list-item>
              <text:p text:style-name="P3"><text:span text:style-name="T5">biometrische Personendaten speichern</text:span></text:p>
            </text:list-item>
          </text:list>
          <text:p text:style-name="P3"><text:span text:style-name="T5"/></text:p>
          <text:list text:continue-numbering="true" text:style-name="L3">
            <text:list-item>
              <text:p text:style-name="P3"><text:span text:style-name="T5">Benutzereingabe: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bestimmte Person verfolgen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4">
            <text:list-item>
              <text:p text:style-name="P3"><text:span text:style-name="T5">verfolgte Person wiedererkennen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Konze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1.879cm" svg:x="1.27cm" svg:y="4.445cm">
          <text:list text:style-name="L3">
            <text:list-item>
              <text:p text:style-name="P3"><text:span text:style-name="T5">Kinect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Personendaten erfassen</text:span></text:p>
                </text:list-item>
                <text:list-item>
                  <text:p text:style-name="P3"><text:span text:style-name="T6">Datenweitergabe an FaceVACS</text:span></text:p>
                </text:list-item>
              </text:list>
            </text:list-item>
            <text:list-item>
              <text:p text:style-name="P3"><text:span text:style-name="T5">FaceVACS</text:span></text:p>
              <text:list>
                <text:list-item>
                  <text:p text:style-name="P3"><text:span text:style-name="T6">Personen wiedererkennen</text:span></text:p>
                </text:list-item>
                <text:list-item>
                  <text:p text:style-name="P3"><text:span text:style-name="T6">Abgleich mit Datenbank</text:span></text:p>
                </text:list-item>
              </text:list>
            </text:list-item>
            <text:list-item>
              <text:p text:style-name="P3"><text:span text:style-name="T5"><text:s/></text:span><text:span text:style-name="T5">Zustandsmodell</text:span></text:p>
              <text:list>
                <text:list-item>
                  <text:p text:style-name="P3"><text:span text:style-name="T6">Koordination</text:span></text:p>
                </text:list-item>
                <text:list-item>
                  <text:p text:style-name="P3"><text:span text:style-name="T6">Zustandsübergäng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Ki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3">
            <text:list-item>
              <text:p text:style-name="P3"><text:span text:style-name="T5">SkeletonStream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Personenerkennung (max. 6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8">SkeletonID</text:span></text:p>
                    </text:list-item>
                  </text:list>
                </text:list-item>
                <text:list-item>
                  <text:p text:style-name="P3"><text:span text:style-name="T6">Joint-Informationen (Kopf, …)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6">
            <text:list-item>
              <text:p text:style-name="P3"><text:span text:style-name="T5">ColorStream</text:span></text:p>
              <text:list>
                <text:list-item>
                  <text:p text:style-name="P3"><text:span text:style-name="T6">Auflösung: 1280 x 960 bei 12 FPS</text:span></text:p>
                </text:list-item>
                <text:list-item>
                  <text:p text:style-name="P3"><text:span text:style-name="T6">Live-Bild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Ki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p text:style-name="P3"><text:span text:style-name="T9"/></text:p>
          <text:list text:style-name="L3">
            <text:list-item>
              <text:p text:style-name="P3"><text:span text:style-name="T5">WaitForBody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warte auf neue Person </text:span></text:p>
                </text:list-item>
                <text:list-item>
                  <text:p text:style-name="P3"><text:span text:style-name="T6">bei neuer Person im Sichtbereich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8">SkeletonID speichern</text:span></text:p>
                    </text:list-item>
                    <text:list-item>
                      <text:p text:style-name="P3"><text:span text:style-name="T8">Übergang zu WaitTakePictur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Ki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p text:style-name="P3"><text:span text:style-name="T9"/></text:p>
          <text:list text:style-name="L3">
            <text:list-item>
              <text:p text:style-name="P3"><text:span text:style-name="T5">WaitTakePicture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Person mit SkeletonID identifizieren</text:span></text:p>
                </text:list-item>
                <text:list-item>
                  <text:p text:style-name="P3"><text:span text:style-name="T6">Joint-Informationen sammel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8">Kopf-Position ermitteln (X: … Y: …)</text:span></text:p>
                    </text:list-item>
                    <text:list-item>
                      <text:p text:style-name="P3"><text:span text:style-name="T8">Bitmap von Kopf erstellen</text:span></text:p>
                    </text:list-item>
                  </text:list>
                </text:list-item>
                <text:list-item>
                  <text:p text:style-name="P3"><text:span text:style-name="T6">Bitmap an FaceVACS weitergebe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Ki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p text:style-name="P3"><text:span text:style-name="T9"/></text:p>
          <text:list text:style-name="L3">
            <text:list-item>
              <text:p text:style-name="P3"><text:span text:style-name="T5">Tracking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Person mit SkeletonID identifiziere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8">Person verfolgen</text:span></text:p>
                    </text:list-item>
                    <text:list-item>
                      <text:p text:style-name="P3"><text:span text:style-name="T8">solange Fokus nicht verlore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FaceVA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2.57cm" svg:x="1.27cm" svg:y="4.445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xml:id="id5" draw:id="id5" draw:layer="layout" svg:width="4.571cm" svg:height="1.269cm" svg:x="10.619cm" svg:y="5.624cm">
          <text:p text:style-name="P1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6" draw:text-style-name="P5" xml:id="id7" draw:id="id7" draw:layer="layout" svg:width="4.571cm" svg:height="1.269cm" svg:x="17.985cm" svg:y="8.672cm">
          <text:p text:style-name="P1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" draw:text-style-name="P5" xml:id="id1" draw:id="id1" draw:layer="layout" svg:width="4.571cm" svg:height="1.269cm" svg:x="14.175cm" svg:y="14.006cm">
          <text:p text:style-name="P1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8" draw:text-style-name="P5" xml:id="id2" draw:id="id2" draw:layer="layout" svg:width="4.571cm" svg:height="1.269cm" svg:x="6.301cm" svg:y="14.006cm">
          <text:p text:style-name="P1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9" draw:text-style-name="P5" xml:id="id3" draw:id="id3" draw:layer="layout" svg:width="4.571cm" svg:height="1.269cm" svg:x="2.032cm" svg:y="8.672cm">
          <text:p text:style-name="P1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0" draw:text-style-name="P5" xml:id="id4" draw:id="id4" draw:layer="layout" svg:width="4.571cm" svg:height="1.269cm" svg:x="7.62cm" svg:y="8.672cm">
          <text:p text:style-name="P1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1" draw:text-style-name="P5" xml:id="id6" draw:id="id6" draw:layer="layout" svg:width="4.571cm" svg:height="1.269cm" svg:x="14.175cm" svg:y="10.704cm">
          <text:p text:style-name="P1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1" draw:text-style-name="P2" draw:layer="layout" svg:width="5.841cm" svg:height="1.36cm" svg:x="16.969cm" svg:y="5.116cm">
          <text:p text:style-name="P6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" draw:text-style-name="P2" draw:layer="layout" svg:width="4.063cm" svg:height="0.852cm" svg:x="11.43cm" svg:y="14.641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" draw:text-style-name="P2" draw:layer="layout" svg:width="4.063cm" svg:height="0.852cm" svg:x="13.159cm" svg:y="12.482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" draw:text-style-name="P2" draw:layer="layout" svg:width="4.063cm" svg:height="0.852cm" svg:x="8.079cm" svg:y="11.629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1" draw:start-glue-point="3" draw:end-shape="id2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2" draw:start-glue-point="3" draw:end-shape="id3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3" draw:start-glue-point="0" draw:end-shape="id4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5" draw:start-glue-point="3" draw:end-shape="id3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3" draw:start-glue-point="0" draw:end-shape="id5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4" draw:start-glue-point="2" draw:end-shape="id3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1" draw:start-glue-point="0" draw:end-shape="id6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1" draw:start-glue-point="3" draw:end-shape="id5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2" draw:start-glue-point="0" draw:end-shape="id5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5" draw:start-glue-point="1" draw:end-shape="id7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7" draw:start-glue-point="2" draw:end-shape="id1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6" draw:start-glue-point="0" draw:end-shape="id5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3" draw:text-style-name="P8" draw:layer="Layout" svg:width="22.858cm" svg:height="3.173cm" svg:x="1.27cm" svg:y="0.763cm">
          <text:p text:style-name="P3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8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5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9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5" xml:id="id12" draw:id="id12" draw:layer="Layout" svg:width="4.571cm" svg:height="1.269cm" svg:x="10.619cm" svg:y="5.624cm">
          <text:p text:style-name="P1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8" draw:text-style-name="P5" xml:id="id14" draw:id="id14" draw:layer="Layout" svg:width="4.571cm" svg:height="1.269cm" svg:x="17.985cm" svg:y="8.672cm">
          <text:p text:style-name="P1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9" draw:text-style-name="P5" xml:id="id8" draw:id="id8" draw:layer="Layout" svg:width="4.571cm" svg:height="1.269cm" svg:x="14.175cm" svg:y="14.006cm">
          <text:p text:style-name="P1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0" draw:text-style-name="P5" xml:id="id9" draw:id="id9" draw:layer="Layout" svg:width="4.571cm" svg:height="1.269cm" svg:x="6.301cm" svg:y="14.006cm">
          <text:p text:style-name="P1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1" draw:text-style-name="P5" xml:id="id10" draw:id="id10" draw:layer="Layout" svg:width="4.571cm" svg:height="1.269cm" svg:x="2.032cm" svg:y="8.672cm">
          <text:p text:style-name="P1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2" draw:text-style-name="P5" xml:id="id11" draw:id="id11" draw:layer="Layout" svg:width="4.571cm" svg:height="1.269cm" svg:x="7.62cm" svg:y="8.672cm">
          <text:p text:style-name="P1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3" draw:text-style-name="P5" xml:id="id13" draw:id="id13" draw:layer="Layout" svg:width="4.571cm" svg:height="1.269cm" svg:x="14.175cm" svg:y="10.704cm">
          <text:p text:style-name="P1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24" draw:text-style-name="P10" draw:layer="Layout" svg:width="5.841cm" svg:height="1.36cm" svg:x="16.969cm" svg:y="5.116cm">
          <text:p text:style-name="P6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25" draw:text-style-name="P10" draw:layer="Layout" svg:width="5.587cm" svg:height="1.36cm" svg:x="20.32cm" svg:y="10.069cm">
          <text:p text:style-name="P6"><text:span text:style-name="T11">5 Portaitaufnahmen gem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26" draw:text-style-name="P10" draw:layer="Layout" svg:width="4.063cm" svg:height="0.852cm" svg:x="16.461cm" svg:y="12.645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27" draw:text-style-name="P10" draw:layer="Layout" svg:width="4.063cm" svg:height="0.852cm" svg:x="13.159cm" svg:y="12.482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28" draw:text-style-name="P10" draw:layer="Layout" svg:width="4.063cm" svg:height="0.852cm" svg:x="2.999cm" svg:y="13.153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8" draw:start-glue-point="3" draw:end-shape="id9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9" draw:start-glue-point="3" draw:end-shape="id10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10" draw:start-glue-point="0" draw:end-shape="id11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12" draw:start-glue-point="3" draw:end-shape="id10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10" draw:start-glue-point="0" draw:end-shape="id12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11" draw:start-glue-point="2" draw:end-shape="id10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8" draw:start-glue-point="0" draw:end-shape="id13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8" draw:start-glue-point="3" draw:end-shape="id12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9" draw:start-glue-point="0" draw:end-shape="id12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12" draw:start-glue-point="1" draw:end-shape="id14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14" draw:start-glue-point="2" draw:end-shape="id8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13" draw:start-glue-point="0" draw:end-shape="id12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draw:custom-shape draw:name="TextShape 1" draw:style-name="gr29" draw:text-style-name="P8" draw:layer="Layout" svg:width="22.858cm" svg:height="3.173cm" svg:x="1.27cm" svg:y="0.763cm">
          <text:p text:style-name="P11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8" draw:layer="Layout" svg:width="5.925cm" svg:height="1.012cm" svg:x="1.27cm" svg:y="17.657cm">
          <text:p text:style-name="P11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5" draw:layer="Layout" svg:width="9.02cm" svg:height="1.012cm" svg:x="8.3cm" svg:y="17.657cm">
          <text:p text:style-name="P12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2" draw:text-style-name="P9" draw:layer="Layout" svg:width="5.925cm" svg:height="1.012cm" svg:x="18.203cm" svg:y="17.657cm">
          <text:p text:style-name="P13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" xml:id="id19" draw:id="id19" draw:layer="Layout" svg:width="4.571cm" svg:height="1.269cm" svg:x="10.619cm" svg:y="5.624cm">
          <text:p text:style-name="P12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4" draw:text-style-name="P5" xml:id="id21" draw:id="id21" draw:layer="Layout" svg:width="4.571cm" svg:height="1.269cm" svg:x="17.985cm" svg:y="8.672cm">
          <text:p text:style-name="P12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5" draw:text-style-name="P5" xml:id="id15" draw:id="id15" draw:layer="Layout" svg:width="4.571cm" svg:height="1.269cm" svg:x="14.175cm" svg:y="14.006cm">
          <text:p text:style-name="P12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6" draw:text-style-name="P5" xml:id="id16" draw:id="id16" draw:layer="Layout" svg:width="4.571cm" svg:height="1.269cm" svg:x="6.301cm" svg:y="14.006cm">
          <text:p text:style-name="P12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7" draw:text-style-name="P5" xml:id="id17" draw:id="id17" draw:layer="Layout" svg:width="4.571cm" svg:height="1.269cm" svg:x="2.032cm" svg:y="8.672cm">
          <text:p text:style-name="P12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38" draw:text-style-name="P5" xml:id="id18" draw:id="id18" draw:layer="Layout" svg:width="4.571cm" svg:height="1.269cm" svg:x="7.62cm" svg:y="8.672cm">
          <text:p text:style-name="P12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39" draw:text-style-name="P5" xml:id="id20" draw:id="id20" draw:layer="Layout" svg:width="4.571cm" svg:height="1.269cm" svg:x="14.175cm" svg:y="10.704cm">
          <text:p text:style-name="P12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0" draw:text-style-name="P10" draw:layer="Layout" svg:width="5.841cm" svg:height="1.36cm" svg:x="16.969cm" svg:y="5.116cm">
          <text:p text:style-name="P14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1" draw:text-style-name="P10" draw:layer="Layout" svg:width="5.587cm" svg:height="1.36cm" svg:x="20.32cm" svg:y="10.069cm">
          <text:p text:style-name="P14"><text:span text:style-name="T11">5 Portaitaufnahmen gem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2" draw:text-style-name="P10" draw:layer="Layout" svg:width="4.063cm" svg:height="0.852cm" svg:x="16.461cm" svg:y="12.645cm">
          <text:p text:style-name="P14"><text:span text:style-name="T11">Unbekan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43" draw:text-style-name="P10" draw:layer="Layout" svg:width="4.063cm" svg:height="0.852cm" svg:x="11.43cm" svg:y="14.641cm">
          <text:p text:style-name="P14"><text:span text:style-name="T11">Identifizi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44" draw:text-style-name="P10" draw:layer="Layout" svg:width="4.063cm" svg:height="0.852cm" svg:x="13.159cm" svg:y="12.482cm">
          <text:p text:style-name="P14"><text:span text:style-name="T11">Unsi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45" draw:text-style-name="P10" draw:layer="Layout" svg:width="4.063cm" svg:height="0.852cm" svg:x="5.793cm" svg:y="7.402cm">
          <text:p text:style-name="P1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46" draw:text-style-name="P10" draw:layer="Layout" svg:width="5.333cm" svg:height="1.614cm" svg:x="2.032cm" svg:y="4.354cm">
          <text:p text:style-name="P1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15" draw:start-glue-point="3" draw:end-shape="id16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16" draw:start-glue-point="3" draw:end-shape="id17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17" draw:start-glue-point="0" draw:end-shape="id18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19" draw:start-glue-point="3" draw:end-shape="id17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17" draw:start-glue-point="0" draw:end-shape="id19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18" draw:start-glue-point="2" draw:end-shape="id17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15" draw:start-glue-point="0" draw:end-shape="id20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15" draw:start-glue-point="3" draw:end-shape="id19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16" draw:start-glue-point="0" draw:end-shape="id19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19" draw:start-glue-point="1" draw:end-shape="id21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21" draw:start-glue-point="2" draw:end-shape="id15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20" draw:start-glue-point="0" draw:end-shape="id19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draw:custom-shape draw:name="TextShape 1" draw:style-name="gr47" draw:text-style-name="P8" draw:layer="Layout" svg:width="22.858cm" svg:height="3.173cm" svg:x="1.27cm" svg:y="0.763cm">
          <text:p text:style-name="P11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8" draw:layer="Layout" svg:width="5.925cm" svg:height="1.012cm" svg:x="1.27cm" svg:y="17.657cm">
          <text:p text:style-name="P11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9" draw:text-style-name="P5" draw:layer="Layout" svg:width="9.02cm" svg:height="1.012cm" svg:x="8.3cm" svg:y="17.657cm">
          <text:p text:style-name="P12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0" draw:text-style-name="P9" draw:layer="Layout" svg:width="5.925cm" svg:height="1.012cm" svg:x="18.203cm" svg:y="17.657cm">
          <text:p text:style-name="P13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5" xml:id="id26" draw:id="id26" draw:layer="Layout" svg:width="4.571cm" svg:height="1.269cm" svg:x="10.619cm" svg:y="5.624cm">
          <text:p text:style-name="P12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52" draw:text-style-name="P5" xml:id="id28" draw:id="id28" draw:layer="Layout" svg:width="4.571cm" svg:height="1.269cm" svg:x="17.985cm" svg:y="8.672cm">
          <text:p text:style-name="P12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3" draw:text-style-name="P5" xml:id="id22" draw:id="id22" draw:layer="Layout" svg:width="4.571cm" svg:height="1.269cm" svg:x="14.175cm" svg:y="14.006cm">
          <text:p text:style-name="P12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54" draw:text-style-name="P5" xml:id="id23" draw:id="id23" draw:layer="Layout" svg:width="4.571cm" svg:height="1.269cm" svg:x="6.301cm" svg:y="14.006cm">
          <text:p text:style-name="P12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55" draw:text-style-name="P5" xml:id="id24" draw:id="id24" draw:layer="Layout" svg:width="4.571cm" svg:height="1.269cm" svg:x="2.032cm" svg:y="8.672cm">
          <text:p text:style-name="P12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56" draw:text-style-name="P5" xml:id="id25" draw:id="id25" draw:layer="Layout" svg:width="4.571cm" svg:height="1.269cm" svg:x="7.62cm" svg:y="8.672cm">
          <text:p text:style-name="P12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57" draw:text-style-name="P5" xml:id="id27" draw:id="id27" draw:layer="Layout" svg:width="4.571cm" svg:height="1.269cm" svg:x="14.175cm" svg:y="10.704cm">
          <text:p text:style-name="P12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58" draw:text-style-name="P10" draw:layer="Layout" svg:width="5.841cm" svg:height="1.36cm" svg:x="16.969cm" svg:y="5.116cm">
          <text:p text:style-name="P14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59" draw:text-style-name="P10" draw:layer="Layout" svg:width="5.587cm" svg:height="1.36cm" svg:x="20.32cm" svg:y="10.069cm">
          <text:p text:style-name="P14"><text:span text:style-name="T11">5 Portaitaufnahmen gem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60" draw:text-style-name="P10" draw:layer="Layout" svg:width="4.063cm" svg:height="0.852cm" svg:x="16.461cm" svg:y="12.645cm">
          <text:p text:style-name="P14"><text:span text:style-name="T11">Unbekan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1" draw:text-style-name="P10" draw:layer="Layout" svg:width="4.063cm" svg:height="0.852cm" svg:x="11.43cm" svg:y="14.641cm">
          <text:p text:style-name="P14"><text:span text:style-name="T11">Identifizi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2" draw:text-style-name="P10" draw:layer="Layout" svg:width="4.063cm" svg:height="0.852cm" svg:x="13.159cm" svg:y="12.482cm">
          <text:p text:style-name="P14"><text:span text:style-name="T11">Unsi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63" draw:text-style-name="P10" draw:layer="Layout" svg:width="4.063cm" svg:height="0.852cm" svg:x="2.999cm" svg:y="13.153cm">
          <text:p text:style-name="P14"><text:span text:style-name="T11">Is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64" draw:text-style-name="P10" draw:layer="Layout" svg:width="4.063cm" svg:height="0.852cm" svg:x="8.079cm" svg:y="11.629cm">
          <text:p text:style-name="P14"><text:span text:style-name="T11">Ist nich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65" draw:text-style-name="P10" draw:layer="Layout" svg:width="4.063cm" svg:height="0.852cm" svg:x="5.793cm" svg:y="7.402cm">
          <text:p text:style-name="P1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22" draw:start-glue-point="3" draw:end-shape="id23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23" draw:start-glue-point="3" draw:end-shape="id24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24" draw:start-glue-point="0" draw:end-shape="id25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26" draw:start-glue-point="3" draw:end-shape="id24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24" draw:start-glue-point="0" draw:end-shape="id26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25" draw:start-glue-point="2" draw:end-shape="id24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22" draw:start-glue-point="0" draw:end-shape="id27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22" draw:start-glue-point="3" draw:end-shape="id26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23" draw:start-glue-point="0" draw:end-shape="id26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26" draw:start-glue-point="1" draw:end-shape="id28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28" draw:start-glue-point="2" draw:end-shape="id22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27" draw:start-glue-point="0" draw:end-shape="id26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draw:custom-shape draw:name="TextShape 1" draw:style-name="gr66" draw:text-style-name="P8" draw:layer="Layout" svg:width="22.858cm" svg:height="3.173cm" svg:x="1.27cm" svg:y="0.763cm">
          <text:p text:style-name="P11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7" draw:text-style-name="P8" draw:layer="Layout" svg:width="5.925cm" svg:height="1.012cm" svg:x="1.27cm" svg:y="17.657cm">
          <text:p text:style-name="P11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8" draw:text-style-name="P5" draw:layer="Layout" svg:width="9.02cm" svg:height="1.012cm" svg:x="8.3cm" svg:y="17.657cm">
          <text:p text:style-name="P12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9" draw:text-style-name="P9" draw:layer="Layout" svg:width="5.925cm" svg:height="1.012cm" svg:x="18.203cm" svg:y="17.657cm">
          <text:p text:style-name="P13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5" xml:id="id33" draw:id="id33" draw:layer="Layout" svg:width="4.571cm" svg:height="1.269cm" svg:x="10.619cm" svg:y="5.624cm">
          <text:p text:style-name="P12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1" draw:text-style-name="P5" xml:id="id35" draw:id="id35" draw:layer="Layout" svg:width="4.571cm" svg:height="1.269cm" svg:x="17.985cm" svg:y="8.672cm">
          <text:p text:style-name="P12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2" draw:text-style-name="P5" xml:id="id29" draw:id="id29" draw:layer="Layout" svg:width="4.571cm" svg:height="1.269cm" svg:x="14.175cm" svg:y="14.006cm">
          <text:p text:style-name="P12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73" draw:text-style-name="P5" xml:id="id30" draw:id="id30" draw:layer="Layout" svg:width="4.571cm" svg:height="1.269cm" svg:x="6.301cm" svg:y="14.006cm">
          <text:p text:style-name="P12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74" draw:text-style-name="P5" xml:id="id31" draw:id="id31" draw:layer="Layout" svg:width="4.571cm" svg:height="1.269cm" svg:x="2.032cm" svg:y="8.672cm">
          <text:p text:style-name="P12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75" draw:text-style-name="P5" xml:id="id32" draw:id="id32" draw:layer="Layout" svg:width="4.571cm" svg:height="1.269cm" svg:x="7.62cm" svg:y="8.672cm">
          <text:p text:style-name="P12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76" draw:text-style-name="P5" xml:id="id34" draw:id="id34" draw:layer="Layout" svg:width="4.571cm" svg:height="1.269cm" svg:x="14.175cm" svg:y="10.704cm">
          <text:p text:style-name="P12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77" draw:text-style-name="P10" draw:layer="Layout" svg:width="5.841cm" svg:height="1.36cm" svg:x="16.969cm" svg:y="5.116cm">
          <text:p text:style-name="P14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78" draw:text-style-name="P10" draw:layer="Layout" svg:width="5.587cm" svg:height="1.36cm" svg:x="20.32cm" svg:y="10.069cm">
          <text:p text:style-name="P14"><text:span text:style-name="T11">5 Portaitaufnahmen gem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79" draw:text-style-name="P10" draw:layer="Layout" svg:width="4.063cm" svg:height="0.852cm" svg:x="16.461cm" svg:y="12.645cm">
          <text:p text:style-name="P14"><text:span text:style-name="T11">Unbekan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80" draw:text-style-name="P10" draw:layer="Layout" svg:width="4.063cm" svg:height="0.852cm" svg:x="11.43cm" svg:y="14.641cm">
          <text:p text:style-name="P14"><text:span text:style-name="T11">Identifizi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81" draw:text-style-name="P10" draw:layer="Layout" svg:width="4.063cm" svg:height="0.852cm" svg:x="13.159cm" svg:y="12.482cm">
          <text:p text:style-name="P14"><text:span text:style-name="T11">Unsi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82" draw:text-style-name="P10" draw:layer="Layout" svg:width="4.063cm" svg:height="0.852cm" svg:x="2.999cm" svg:y="13.153cm">
          <text:p text:style-name="P14"><text:span text:style-name="T11">Is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83" draw:text-style-name="P10" draw:layer="Layout" svg:width="4.063cm" svg:height="0.852cm" svg:x="8.079cm" svg:y="11.629cm">
          <text:p text:style-name="P14"><text:span text:style-name="T11">Ist nich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84" draw:text-style-name="P10" draw:layer="Layout" svg:width="4.063cm" svg:height="0.852cm" svg:x="6.809cm" svg:y="6.386cm">
          <text:p text:style-name="P14"><text:span text:style-name="T11">Ziel verlo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85" draw:text-style-name="P10" draw:layer="Layout" svg:width="4.063cm" svg:height="0.852cm" svg:x="5.793cm" svg:y="7.402cm">
          <text:p text:style-name="P14"><text:span text:style-name="T11">Ziel geänd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29" draw:start-glue-point="3" draw:end-shape="id30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30" draw:start-glue-point="3" draw:end-shape="id31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31" draw:start-glue-point="0" draw:end-shape="id32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33" draw:start-glue-point="3" draw:end-shape="id31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31" draw:start-glue-point="0" draw:end-shape="id33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32" draw:start-glue-point="2" draw:end-shape="id31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29" draw:start-glue-point="0" draw:end-shape="id34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29" draw:start-glue-point="3" draw:end-shape="id33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30" draw:start-glue-point="0" draw:end-shape="id33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33" draw:start-glue-point="1" draw:end-shape="id35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35" draw:start-glue-point="2" draw:end-shape="id29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34" draw:start-glue-point="0" draw:end-shape="id33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draw:custom-shape draw:name="TextShape 1" draw:style-name="gr86" draw:text-style-name="P8" draw:layer="Layout" svg:width="22.858cm" svg:height="3.173cm" svg:x="1.27cm" svg:y="0.763cm">
          <text:p text:style-name="P11"><text:span text:style-name="T4">Zustands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7" draw:text-style-name="P8" draw:layer="Layout" svg:width="5.925cm" svg:height="1.012cm" svg:x="1.27cm" svg:y="17.657cm">
          <text:p text:style-name="P11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8" draw:text-style-name="P5" draw:layer="Layout" svg:width="9.02cm" svg:height="1.012cm" svg:x="8.3cm" svg:y="17.657cm">
          <text:p text:style-name="P12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9" draw:text-style-name="P9" draw:layer="Layout" svg:width="5.925cm" svg:height="1.012cm" svg:x="18.203cm" svg:y="17.657cm">
          <text:p text:style-name="P13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5" xml:id="id40" draw:id="id40" draw:layer="Layout" svg:width="4.571cm" svg:height="1.269cm" svg:x="10.619cm" svg:y="5.624cm">
          <text:p text:style-name="P12"><text:span text:style-name="T10">WaitForBod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91" draw:text-style-name="P5" xml:id="id42" draw:id="id42" draw:layer="Layout" svg:width="4.571cm" svg:height="1.269cm" svg:x="17.985cm" svg:y="8.672cm">
          <text:p text:style-name="P12"><text:span text:style-name="T10">WaitTakePicture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2" draw:text-style-name="P5" xml:id="id36" draw:id="id36" draw:layer="Layout" svg:width="4.571cm" svg:height="1.269cm" svg:x="14.175cm" svg:y="14.006cm">
          <text:p text:style-name="P12"><text:span text:style-name="T10">Identify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93" draw:text-style-name="P5" xml:id="id37" draw:id="id37" draw:layer="Layout" svg:width="4.571cm" svg:height="1.269cm" svg:x="6.301cm" svg:y="14.006cm">
          <text:p text:style-name="P12"><text:span text:style-name="T10">TrackingDecisio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94" draw:text-style-name="P5" xml:id="id38" draw:id="id38" draw:layer="Layout" svg:width="4.571cm" svg:height="1.269cm" svg:x="2.032cm" svg:y="8.672cm">
          <text:p text:style-name="P12"><text:span text:style-name="T10">Tracking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95" draw:text-style-name="P5" xml:id="id39" draw:id="id39" draw:layer="Layout" svg:width="4.571cm" svg:height="1.269cm" svg:x="7.62cm" svg:y="8.672cm">
          <text:p text:style-name="P12"><text:span text:style-name="T10">SwitchTarget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96" draw:text-style-name="P5" xml:id="id41" draw:id="id41" draw:layer="Layout" svg:width="4.571cm" svg:height="1.269cm" svg:x="14.175cm" svg:y="10.704cm">
          <text:p text:style-name="P12"><text:span text:style-name="T10">Learn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97" draw:text-style-name="P10" draw:layer="Layout" svg:width="5.841cm" svg:height="1.36cm" svg:x="16.969cm" svg:y="5.116cm">
          <text:p text:style-name="P14"><text:span text:style-name="T11">Unidentifizierte Person entdec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98" draw:text-style-name="P10" draw:layer="Layout" svg:width="5.587cm" svg:height="1.36cm" svg:x="20.32cm" svg:y="10.069cm">
          <text:p text:style-name="P14"><text:span text:style-name="T11">5 Portaitaufnahmen gem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99" draw:text-style-name="P10" draw:layer="Layout" svg:width="4.063cm" svg:height="0.852cm" svg:x="16.461cm" svg:y="12.645cm">
          <text:p text:style-name="P14"><text:span text:style-name="T11">Unbekan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00" draw:text-style-name="P10" draw:layer="Layout" svg:width="4.063cm" svg:height="0.852cm" svg:x="11.43cm" svg:y="14.641cm">
          <text:p text:style-name="P14"><text:span text:style-name="T11">Identifizi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01" draw:text-style-name="P10" draw:layer="Layout" svg:width="4.063cm" svg:height="0.852cm" svg:x="13.159cm" svg:y="12.482cm">
          <text:p text:style-name="P14"><text:span text:style-name="T11">Unsi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02" draw:text-style-name="P10" draw:layer="Layout" svg:width="4.063cm" svg:height="0.852cm" svg:x="2.999cm" svg:y="13.153cm">
          <text:p text:style-name="P14"><text:span text:style-name="T11">Is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03" draw:text-style-name="P10" draw:layer="Layout" svg:width="4.063cm" svg:height="0.852cm" svg:x="8.079cm" svg:y="11.629cm">
          <text:p text:style-name="P14"><text:span text:style-name="T11">Ist nicht Z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104" draw:text-style-name="P10" draw:layer="Layout" svg:width="4.063cm" svg:height="0.852cm" svg:x="6.809cm" svg:y="6.386cm">
          <text:p text:style-name="P14"><text:span text:style-name="T11">Ziel verlo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05" draw:text-style-name="P10" draw:layer="Layout" svg:width="4.063cm" svg:height="0.852cm" svg:x="5.793cm" svg:y="7.402cm">
          <text:p text:style-name="P14"><text:span text:style-name="T11">Ziel geänd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106" draw:text-style-name="P10" draw:layer="Layout" svg:width="5.333cm" svg:height="1.614cm" svg:x="4.572cm" svg:y="4.826cm">
          <text:p text:style-name="P14"><text:span text:style-name="T11">Ziel auf Identifizierte Person geänd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7" draw:layer="layout" draw:type="line" svg:x1="14.175cm" svg:y1="14.64cm" svg:x2="10.872cm" svg:y2="14.64cm" draw:start-shape="id36" draw:start-glue-point="3" draw:end-shape="id37" draw:end-glue-point="1" svg:d="M14175 14640h-3303" svg:viewBox="0 0 3304 1">
          <text:p/>
        </draw:connector>
        <draw:connector draw:style-name="gr12" draw:text-style-name="P7" draw:layer="layout" draw:type="curve" svg:x1="6.301cm" svg:y1="14.64cm" svg:x2="4.317cm" svg:y2="9.941cm" draw:start-shape="id37" draw:start-glue-point="3" draw:end-shape="id38" draw:end-glue-point="2" svg:d="M6301 14640c-1323 0-1984-1566-1984-4699" svg:viewBox="0 0 1985 4700">
          <text:p/>
        </draw:connector>
        <draw:connector draw:style-name="gr12" draw:text-style-name="P7" draw:layer="layout" draw:type="curve" svg:x1="4.317cm" svg:y1="8.672cm" svg:x2="9.905cm" svg:y2="8.672cm" draw:start-shape="id38" draw:start-glue-point="0" draw:end-shape="id39" svg:d="M4317 8672c0-753 5588-753 5588 0" svg:viewBox="0 0 5589 566">
          <text:p/>
        </draw:connector>
        <draw:connector draw:style-name="gr12" draw:text-style-name="P7" draw:layer="layout" draw:type="curve" svg:x1="10.619cm" svg:y1="6.258cm" svg:x2="4.317cm" svg:y2="8.672cm" draw:start-shape="id40" draw:start-glue-point="3" draw:end-shape="id38" draw:end-glue-point="0" svg:d="M10619 6258c-4202 0-6302 804-6302 2414" svg:viewBox="0 0 6303 2415">
          <text:p/>
        </draw:connector>
        <draw:connector draw:style-name="gr12" draw:text-style-name="P7" draw:layer="layout" draw:type="curve" draw:line-skew="-0.415cm" svg:x1="4.317cm" svg:y1="8.672cm" svg:x2="12.904cm" svg:y2="6.893cm" draw:start-shape="id38" draw:start-glue-point="0" draw:end-shape="id40" draw:end-glue-point="2" svg:d="M4317 8672c0-1957 8587-1068 8587-1779" svg:viewBox="0 0 8588 1780">
          <text:p/>
        </draw:connector>
        <draw:connector draw:style-name="gr12" draw:text-style-name="P7" draw:layer="layout" draw:type="curve" svg:x1="9.905cm" svg:y1="9.941cm" svg:x2="4.317cm" svg:y2="9.941cm" draw:start-shape="id39" draw:start-glue-point="2" draw:end-shape="id38" svg:d="M9905 9941c0 751-5588 751-5588 0" svg:viewBox="0 0 5589 564">
          <text:p/>
        </draw:connector>
        <draw:connector draw:style-name="gr12" draw:text-style-name="P7" draw:layer="layout" draw:type="curve" svg:x1="16.46cm" svg:y1="14.006cm" svg:x2="16.46cm" svg:y2="11.973cm" draw:start-shape="id36" draw:start-glue-point="0" draw:end-shape="id41" draw:end-glue-point="2" svg:d="M16460 14006v-2033" svg:viewBox="0 0 1 2034">
          <text:p/>
        </draw:connector>
        <draw:connector draw:style-name="gr12" draw:text-style-name="P7" draw:layer="layout" draw:type="curve" svg:x1="14.175cm" svg:y1="14.64cm" svg:x2="12.904cm" svg:y2="6.893cm" draw:start-shape="id36" draw:start-glue-point="3" draw:end-shape="id40" draw:end-glue-point="2" svg:d="M14175 14640c-848 0-1271-2582-1271-7747" svg:viewBox="0 0 1272 7748">
          <text:p/>
        </draw:connector>
        <draw:connector draw:style-name="gr12" draw:text-style-name="P7" draw:layer="layout" draw:type="curve" draw:line-skew="1.743cm" svg:x1="8.586cm" svg:y1="14.006cm" svg:x2="12.904cm" svg:y2="6.893cm" draw:start-shape="id37" draw:start-glue-point="0" draw:end-shape="id40" svg:d="M8586 14006c0-2721 4318 835 4318-7113" svg:viewBox="0 0 4319 7114">
          <text:p/>
        </draw:connector>
        <draw:connector draw:style-name="gr12" draw:text-style-name="P7" draw:layer="layout" draw:type="curve" svg:x1="15.19cm" svg:y1="6.258cm" svg:x2="20.27cm" svg:y2="8.672cm" draw:start-shape="id40" draw:start-glue-point="1" draw:end-shape="id42" draw:end-glue-point="0" svg:d="M15190 6258c3387 0 5080 804 5080 2414" svg:viewBox="0 0 5081 2415">
          <text:p/>
        </draw:connector>
        <draw:connector draw:style-name="gr12" draw:text-style-name="P7" draw:layer="layout" draw:type="curve" svg:x1="20.27cm" svg:y1="9.941cm" svg:x2="18.746cm" svg:y2="14.64cm" draw:start-shape="id42" draw:start-glue-point="2" draw:end-shape="id36" draw:end-glue-point="1" svg:d="M20270 9941c0 3133-508 4699-1524 4699" svg:viewBox="0 0 1525 4700">
          <text:p/>
        </draw:connector>
        <draw:connector draw:style-name="gr12" draw:text-style-name="P7" draw:layer="layout" draw:type="curve" svg:x1="16.46cm" svg:y1="10.704cm" svg:x2="12.904cm" svg:y2="6.893cm" draw:start-shape="id41" draw:start-glue-point="0" draw:end-shape="id40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2" draw:text-style-name="P2" draw:layer="layout" svg:width="22.858cm" svg:height="3.173cm" svg:x="1.27cm" svg:y="0.763cm">
          <text:p text:style-name="P3"><text:span text:style-name="T4">Model-View-Cont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7" draw:text-style-name="P2" xml:id="id44" draw:id="id44" draw:layer="layout" svg:width="4.571cm" svg:height="1.269cm" svg:x="10.16cm" svg:y="5.334cm">
          <text:p text:style-name="P1"><text:span text:style-name="T10">Controller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07" draw:text-style-name="P2" xml:id="id43" draw:id="id43" draw:layer="layout" svg:width="4.571cm" svg:height="1.269cm" svg:x="3.556cm" svg:y="11.43cm">
          <text:p text:style-name="P1"><text:span text:style-name="T10">View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07" draw:text-style-name="P2" draw:layer="layout" svg:width="4.571cm" svg:height="1.269cm" svg:x="16.256cm" svg:y="11.43cm">
          <text:p text:style-name="P1"><text:span text:style-name="T10">Model</text:span></text:p>
          <draw:enhanced-geometry draw:mirror-horizontal="false" draw:mirror-vertical="false" draw:text-areas="?f5 ?f5 ?f6 ?f7" svg:viewBox="0 0 0 0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8" draw:style-name="gr108" draw:text-style-name="P16" draw:layer="layout" svg:width="6.096cm" svg:height="4.826cm" svg:x="12.446cm" svg:y="6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9" draw:style-name="gr108" draw:text-style-name="P16" draw:layer="layout" svg:width="6.604cm" svg:height="4.826cm" svg:x="5.842cm" svg:y="6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10" draw:style-name="gr108" draw:text-style-name="P16" draw:layer="layout" svg:width="8.128cm" svg:height="0.001cm" svg:x="8.128cm" svg:y="12.06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11" draw:style-name="gr109" draw:text-style-name="P16" draw:layer="layout" svg:x1="16.256cm" svg:y1="12.446cm" svg:x2="8.128cm" svg:y2="12.446cm">
          <text:p/>
        </draw:line>
        <draw:custom-shape draw:name="TextShape 13" draw:style-name="gr1" draw:text-style-name="P2" draw:layer="layout" svg:width="7.873cm" svg:height="2.793cm" svg:x="15.24cm" svg:y="5.08cm">
          <text:p text:style-name="P6"><text:span text:style-name="T12">-Enthält die Anwendungslog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2" draw:layer="layout" svg:width="9.397cm" svg:height="3.196cm" svg:x="2.286cm" svg:y="12.954cm">
          <text:p text:style-name="P6"><text:span text:style-name="T12">-Benutzeroberfläche</text:span></text:p>
          <text:p text:style-name="P6"><text:span text:style-name="T12">-Nur zur Anzeige u. interaktion mit dem Benut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" draw:text-style-name="P2" draw:layer="layout" svg:width="7.873cm" svg:height="2.793cm" svg:x="16.256cm" svg:y="12.954cm">
          <text:p text:style-name="P6"><text:span text:style-name="T12">-Enthält die Geschäftslogik</text:span></text:p>
          <text:p text:style-name="P6"><text:span text:style-name="T12">-u.a. Zustandsmodel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0" draw:text-style-name="P7" draw:layer="layout" draw:type="curve" svg:x1="5.841cm" svg:y1="11.43cm" svg:x2="10.16cm" svg:y2="5.968cm" draw:start-shape="id43" draw:start-glue-point="0" draw:end-shape="id44" draw:end-glue-point="3" svg:d="M5841 11430c0-3642 1439-5462 4319-5462" svg:viewBox="0 0 4320 5463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Shape 1" draw:style-name="gr2" draw:text-style-name="P2" draw:layer="layout" svg:width="22.858cm" svg:height="3.173cm" svg:x="1.27cm" svg:y="0.763cm">
          <text:p text:style-name="P3"><text:span text:style-name="T13">Datenquellen (Mode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858cm" svg:height="12.57cm" svg:x="1.271cm" svg:y="4.446cm">
          <text:list text:style-name="L8">
            <text:list-item>
              <text:p text:style-name="P3"><text:span text:style-name="T14">StateMachine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15">Zustandsmodell</text:span></text:p>
                </text:list-item>
              </text:list>
            </text:list-item>
            <text:list-item>
              <text:p text:style-name="P3"><text:span text:style-name="T14">Database</text:span></text:p>
              <text:list>
                <text:list-item>
                  <text:p text:style-name="P3"><text:span text:style-name="T15">Persistente Haupt-Datenbank</text:span></text:p>
                </text:list-item>
              </text:list>
            </text:list-item>
            <text:list-item>
              <text:p text:style-name="P3"><text:span text:style-name="T14">RuntimeDatabase</text:span></text:p>
              <text:list>
                <text:list-item>
                  <text:p text:style-name="P3"><text:span text:style-name="T15">Verwaltete Laufzeitdaten</text:span></text:p>
                </text:list-item>
                <text:list-item>
                  <text:p text:style-name="P3"><text:span text:style-name="T15">Vernküpfungen zur Haupt-Datenbank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2" draw:text-style-name="P2" draw:layer="layout" svg:width="22.858cm" svg:height="3.173cm" svg:x="1.27cm" svg:y="0.763cm">
          <text:p text:style-name="P3"><text:span text:style-name="T13">Datenquellen (Mode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858cm" svg:height="12.57cm" svg:x="1.271cm" svg:y="4.446cm">
          <text:list text:style-name="L8">
            <text:list-item>
              <text:p text:style-name="P3"><text:span text:style-name="T14">IdentificationAPI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15">FaceVACS</text:span></text:p>
                </text:list-item>
              </text:list>
            </text:list-item>
            <text:list-item>
              <text:p text:style-name="P3"><text:span text:style-name="T14">Sensor</text:span></text:p>
              <text:list>
                <text:list-item>
                  <text:p text:style-name="P3"><text:span text:style-name="T15">Kinect Sensor u. Streams</text:span></text:p>
                </text:list-item>
              </text:list>
            </text:list-item>
            <text:list-item>
              <text:p text:style-name="P3"><text:span text:style-name="T14">Configuration</text:span></text:p>
              <text:list>
                <text:list-item>
                  <text:p text:style-name="P3"><text:span text:style-name="T15">Konfigurationsoptionen zur Änderung des Laufzeitverhalte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Schwierigkei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57cm" svg:x="1.27cm" svg:y="4.445cm">
          <text:list text:style-name="L3">
            <text:list-item>
              <text:p text:style-name="P3"><text:span text:style-name="T5">Kinect <text:s text:c="7"/>FaceVACS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schwache Bildqualität erschwert</text:span></text:p>
                </text:list-item>
              </text:list>
            </text:list-item>
          </text:list>
          <text:p text:style-name="P3"><text:span text:style-name="T6"><text:tab/></text:span><text:span text:style-name="T6">Identifikation</text:span></text:p>
          <text:p text:style-name="P3"><text:span text:style-name="T6"/></text:p>
          <text:list text:continue-numbering="true" text:style-name="L4">
            <text:list-item>
              <text:p text:style-name="P3"><text:span text:style-name="T5">Daten konsistent halt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16" draw:layer="layout" svg:width="1.598cm" svg:height="0.598cm" svg:x="6.06cm" svg:y="4.968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2" draw:text-style-name="P2" draw:layer="layout" svg:width="22.858cm" svg:height="3.173cm" svg:x="1.27cm" svg:y="0.763cm">
          <text:p text:style-name="P3"><text:span text:style-name="T4">Faz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2.57cm" svg:x="1.27cm" svg:y="4.445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925cm" svg:height="1.012cm" svg:x="1.27cm" svg:y="17.657cm">
          <text:p text:style-name="P3"><text:span text:style-name="T7">10.02.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5.925cm" svg:height="1.012cm" svg:x="18.203cm" svg:y="17.657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5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6" style:family="graphic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22.7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7" style:family="graphic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22.1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5" draw:style-name="Mgr4" draw:text-style-name="MP3" draw:layer="backgroundobjects" svg:width="23.201cm" svg:height="0.198cm" svg:x="1.099cm" svg:y="16.3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2.601cm" svg:height="0.198cm" svg:x="1.427cm" svg:y="16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6" draw:text-style-name="MP3" draw:layer="Background objects" svg:width="23.201cm" svg:height="0.198cm" svg:x="1.099cm" svg:y="16.3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 objects" svg:width="22.601cm" svg:height="0.198cm" svg:x="1.427cm" svg:y="16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3" draw:layer="Background objects" svg:width="22.601cm" svg:height="0.001cm" svg:x="1.427cm" svg:y="3.9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09T21:07:31.400345868</dc:date>
    <meta:editing-duration>PT7M15S</meta:editing-duration>
    <meta:editing-cycles>4</meta:editing-cycles>
    <meta:generator>LibreOffice/4.3.5.2.0$Linux_X86_64 LibreOffice_project/430m0$Build-2</meta:generator>
    <meta:document-statistic meta:object-count="356"/>
  </office:meta>
</office:document-meta>
</file>